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WebFrameRight">
      <style:graphic-properties style:horizontal-pos="righ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agmatic computer user guide" text:name="project"/>
      </text:user-field-decls>
      <text:p text:style-name="Heading_20_3">John Leach<text:reference-mark text:name="Sub_JohnLeach_Top"/></text:p>
      <text:p text:style-name="Introduction"><draw:frame draw:style-name="fr1" draw:name="graphics1" text:anchor-type="paragraph" svg:width="5.054cm" svg:height="6.509cm" draw:z-index="0"><draw:image xlink:href="../Pictures/jhl.jpg" xlink:type="simple" xlink:show="embed" xlink:actuate="onLoad"/>
    </draw:frame>I'm a professional programmer, and Chief Technical Officer of a small software house in Verona, Italy, called Syger. The name came about from being influenced by a <text:a xlink:type="simple" xlink:href="http://www.rogerdean.com/upclose/badger.htm"><text:span text:style-name="Internet_20_Hyperlink">drawing</text:span></text:a> by Roger Dean, of ferocious, intelligent badgers, which I transposed to the <text:span text:style-name="Strong_20_Emphasis">S</text:span>iberian T<text:span text:style-name="Strong_20_Emphasis">iger</text:span>, my favourite animal from childhood, hence Syger.</text:p>
      <text:p text:style-name="Introduction">Most of the work done by my company is consultancy and software development for other software houses.</text:p>
      <text:p text:style-name="Text_20_body">I now spend most of my time divided between scripting languages and frameworks such as <text:a xlink:type="simple" xlink:href="http://www.ruby-lang.org/en/"><text:span text:style-name="Internet_20_Hyperlink">Ruby</text:span></text:a>, <text:a xlink:type="simple" xlink:href="http://groovy.codehaus.org/"><text:span text:style-name="Internet_20_Hyperlink">Groovy</text:span></text:a>, <text:a xlink:type="simple" xlink:href="http://www.rubyonrails.org/"><text:span text:style-name="Internet_20_Hyperlink">Ruby on Rails</text:span></text:a>, and <text:a xlink:type="simple" xlink:href="http://grails.org/"><text:span text:style-name="Internet_20_Hyperlink">Grails</text:span></text:a>, and my old time favourites, <text:a xlink:type="simple" xlink:href="http://java.sun.com/"><text:span text:style-name="Internet_20_Hyperlink">Java</text:span></text:a> and <text:a xlink:type="simple" xlink:href="http://en.wikipedia.org/wiki/JavaScript"><text:span text:style-name="Internet_20_Hyperlink">JavaScript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666699" style:shadow="none" text:number-lines="false" text:line-number="0">
        <style:background-image/>
      </style:paragraph-properties>
      <style:text-properties style:font-name="Verdana1" fo:font-size="14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ppendix_20_Heading_20_3" style:display-name="Appendix Heading 3" style:family="paragraph" style:parent-style-name="Heading_20_3" style:next-style-name="Text_20_body" style:class="text"/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Introduction" style:family="paragraph" style:parent-style-name="Text_20_body" style:next-style-name="Text_20_body" style:class="text"/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text-underline-style="solid" style:text-underline-width="auto" style:text-underline-color="#000080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center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1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initial-creator>John Leach</meta:initial-creator>
    <meta:creation-date>2007-01-08T11:39:03</meta:creation-date>
    <dc:creator>John Leach</dc:creator>
    <dc:date>2008-06-09T14:43:51</dc:date>
    <meta:printed-by>John Leach</meta:printed-by>
    <meta:print-date>2007-01-16T08:11:39</meta:print-date>
    <meta:keyword>authors</meta:keyword>
    <meta:keyword>john leach</meta:keyword>
    <meta:editing-cycles>240</meta:editing-cycles>
    <meta:editing-duration>P6DT15H21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98" meta:character-count="601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release version" VL:creator="John Leach" dc:date-time="2007-10-03T14:10:07"/>
</VL:version-list>
</file>